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Context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Context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Context.FormContext( 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Context.FormContext( Request request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